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5200001ABFC32DEB07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tura MT Script Capitals" svg:font-family="'Matura MT Script Capitals'" style:font-family-generic="roman" style:font-pitch="variable"/>
    <style:font-face style:name="Poor Richard" svg:font-family="'Poor Richar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Matura MT Script Capitals" fo:font-size="14pt" style:font-size-asian="14pt" style:font-size-complex="14pt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style:font-name="Poor Richard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Poor Richard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cm" fo:margin-bottom="0cm"/>
      <style:text-properties style:font-name="Poor Richard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/>
      <style:text-properties style:font-name="Poor Richard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/>
      <style:text-properties style:font-name="Poor Richard"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top="0cm" fo:margin-bottom="0cm"/>
      <style:text-properties style:font-name="Poor Richard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/>
      <style:text-properties style:font-name="Poor Richard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fo:text-align="center" style:justify-single-word="false"/>
      <style:text-properties style:font-name="Poor Richard" fo:font-size="13pt" fo:font-weight="bold" style:font-size-asian="13pt" style:font-weight-asian="bold" style:font-size-complex="13pt"/>
    </style:style>
    <style:style style:name="P11" style:family="paragraph" style:parent-style-name="Standard">
      <style:paragraph-properties fo:margin-top="0cm" fo:margin-bottom="0cm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top="0cm" fo:margin-bottom="0cm" fo:text-align="center" style:justify-single-word="false"/>
      <style:text-properties fo:color="#0000ff" style:font-name="Poor Richard"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top="0cm" fo:margin-bottom="0cm" fo:text-align="center" style:justify-single-word="false"/>
      <style:text-properties fo:color="#0000ff" style:font-name="Poor Richard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style:font-name="Poor Richard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cm" fo:margin-bottom="0cm" fo:text-align="center" style:justify-single-word="false"/>
      <style:text-properties fo:color="#dc2300" style:font-name="Poor Richard"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margin-top="0cm" fo:margin-bottom="0cm" fo:text-align="center" style:justify-single-word="false"/>
      <style:text-properties style:font-name="Poor Richard" fo:font-size="16pt" fo:font-weight="bold" style:font-size-asian="16pt" style:font-weight-asian="bold" style:font-size-complex="16pt"/>
    </style:style>
    <style:style style:name="P17" style:family="paragraph" style:parent-style-name="Standard" style:list-style-name="L1">
      <style:paragraph-properties fo:margin-top="0cm" fo:margin-bottom="0cm"/>
      <style:text-properties style:font-name="Poor Richard" fo:font-size="14pt" fo:font-weight="bold" style:font-size-asian="14pt" style:font-weight-asian="bold" style:font-size-complex="14pt"/>
    </style:style>
    <style:style style:name="P18" style:family="paragraph" style:parent-style-name="Standard" style:list-style-name="L2">
      <style:paragraph-properties fo:margin-top="0cm" fo:margin-bottom="0cm"/>
      <style:text-properties style:font-name="Poor Richard" fo:font-size="14pt" fo:font-weight="bold" style:font-size-asian="14pt" style:font-weight-asian="bold" style:font-size-complex="14pt"/>
    </style:style>
    <style:style style:name="P19" style:family="paragraph" style:parent-style-name="Standard" style:list-style-name="L2">
      <style:paragraph-properties fo:margin-top="0cm" fo:margin-bottom="0cm"/>
    </style:style>
    <style:style style:name="T1" style:family="text">
      <style:text-properties style:font-name="Matura MT Script Capital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Poor Richard" fo:font-size="14pt" fo:font-weight="bold" style:font-size-asian="14pt" style:font-weight-asian="bold" style:font-size-complex="14pt"/>
    </style:style>
    <style:style style:name="T3" style:family="text">
      <style:text-properties style:font-name="Poor Richard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Poor Richard" fo:font-size="15pt" fo:font-weight="bold" style:font-size-asian="15pt" style:font-weight-asian="bold" style:font-size-complex="15pt"/>
    </style:style>
    <style:style style:name="T5" style:family="text">
      <style:text-properties style:font-name="Poor Richard" fo:font-size="12pt" fo:font-weight="bold" style:font-size-asian="12pt" style:font-weight-asian="bold" style:font-size-complex="12pt"/>
    </style:style>
    <style:style style:name="T6" style:family="text">
      <style:text-properties style:font-name="Poor Richar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Poor Richard" fo:font-size="12pt" style:font-size-asian="12pt" style:font-size-complex="12pt"/>
    </style:style>
    <style:style style:name="T8" style:family="text">
      <style:text-properties style:font-name="Poor Richard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position="super 58%" style:font-name="Poor Richard" fo:font-size="14pt" fo:font-weight="bold" style:font-size-asian="14pt" style:font-weight-asian="bold" style:font-size-complex="14pt"/>
    </style:style>
    <style:style style:name="T11" style:family="text">
      <style:text-properties fo:color="#dc2300" style:font-name="Poor Richard" fo:font-size="14pt" fo:font-weight="bold" style:font-size-asian="14pt" style:font-weight-asian="bold" style:font-size-complex="14pt"/>
    </style:style>
    <style:style style:name="T12" style:family="text">
      <style:text-properties fo:color="#dc2300" style:font-name="Poor Richard" fo:font-size="15pt" fo:font-weight="bold" style:font-size-asian="15pt" style:font-weight-asian="bold" style:font-size-complex="15pt"/>
    </style:style>
    <style:style style:name="T13" style:family="text">
      <style:text-properties fo:color="#0000ff" style:font-name="Poor Richard" fo:font-size="15pt" fo:font-weight="bold" style:font-size-asian="15pt" style:font-weight-asian="bold" style:font-size-complex="15pt"/>
    </style:style>
    <style:style style:name="T1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You Are Invited </text:p>
      <text:p text:style-name="P4">to attend a </text:p>
      <text:p text:style-name="P12">Workshop</text:p>
      <text:p text:style-name="P12">on</text:p>
      <text:p text:style-name="P13"><text:s/>“A Framework for Learning”</text:p>
      <text:p text:style-name="P4"><text:s/><text:span text:style-name="T14">October 21, 2013, at 7:00 pm</text:span></text:p>
      <text:p text:style-name="P10">Quality Inn, Charlottetown</text:p>
      <text:p text:style-name="P4"/>
      <text:p text:style-name="P3"><text:bookmark text:name="_GoBack"/></text:p>
      <text:p text:style-name="P4"/>
      <text:p text:style-name="P5">Program</text:p>
      <text:p text:style-name="P5"/>
      <text:list xml:id="list29296866" text:style-name="L1">
        <text:list-item>
          <text:p text:style-name="P17">Opening remarks <text:s/>-- <text:s/>Dr. Don Glendenning</text:p>
        </text:list-item>
      </text:list>
      <text:p text:style-name="P6"/>
      <text:list xml:id="list29303492" text:style-name="L2">
        <text:list-item>
          <text:p text:style-name="P18">“Teaching and Learning” <text:s text:c="2"/>-- <text:s/>engaging in the process -- <text:s/>Alice Taylor </text:p>
          <text:p text:style-name="P18"><text:s text:c="2"/></text:p>
          <text:p text:style-name="P18"/>
        </text:list-item>
        <text:list-item>
          <text:p text:style-name="P19"><text:span text:style-name="T2"><text:s/>Powerpoint <text:s/>exploring “Learning in the 21</text:span><text:span text:style-name="T10">st</text:span><text:span text:style-name="T2"> Century” – <text:s/>Brenda Goodine</text:span></text:p>
          <text:p text:style-name="P18"><text:s/></text:p>
        </text:list-item>
        <text:list-item>
          <text:p text:style-name="P18">“Learner at <text:s/>the Centre “-- <text:s/>Eileen Conway- Martin <text:s/></text:p>
          <text:p text:style-name="P18"/>
        </text:list-item>
        <text:list-item>
          <text:p text:style-name="P18"><text:s/>Wrap up~~ <text:s/>Dr. Glendenning</text:p>
          <text:p text:style-name="P18"><text:s text:c="62"/></text:p>
        </text:list-item>
      </text:list>
      <text:p text:style-name="P6"/>
      <text:p text:style-name="P6"/>
      <text:p text:style-name="P2"><text:span text:style-name="T2"><text:s text:c="54"/></text:span><text:span text:style-name="T11"><text:s/></text:span><text:span text:style-name="T12"><text:s/>Coffee and Coversation to follow</text:span></text:p>
      <text:p text:style-name="P7"/>
      <text:p text:style-name="P2"><text:span text:style-name="T4"><text:s text:c="20"/></text:span><text:span text:style-name="T13">The first in a series on Learners and Learning sponsored by</text:span></text:p>
      <text:p text:style-name="P2"><text:span text:style-name="T4"><text:s text:c="67"/></text:span><text:span text:style-name="T5">Education 20/20 Inc.</text:span></text:p>
      <text:p text:style-name="P2"><text:span text:style-name="T5"><text:s text:c="59"/></text:span><text:span text:style-name="T6">101 Kent St. ,PO Box 624/rue Kent, <text:s/>BP 624</text:span></text:p>
      <text:p text:style-name="P8"><text:s text:c="65"/>Charlottetown, <text:s/>PE <text:s text:c="3"/>C1A 1M0 <text:s text:c="4"/>Canada</text:p>
      <text:p text:style-name="P8"><text:s text:c="85"/>Tel: <text:s text:c="4"/>902- 892 -2060</text:p>
      <text:p text:style-name="P8"/>
      <text:p text:style-name="P11"><text:span text:style-name="T7"><text:s text:c="71"/>Email: <text:s text:c="4"/></text:span><text:a xlink:type="simple" xlink:href="mailto:pei@caneducation2020.com"><text:span text:style-name="T7">pei@caneducation2020.com</text:span></text:a></text:p>
      <text:p text:style-name="P11"><text:span text:style-name="T7"><text:s text:c="58"/>www. caneducation2020.com--- </text:span><text:span text:style-name="T8">under <text:s/>construction</text:span></text:p>
      <text:p text:style-name="P8"><text:s text:c="4"/></text:p>
      <text:p text:style-name="P8"/>
      <text:p text:style-name="P8"><text:soft-page-break/></text:p>
      <text:p text:style-name="P9"><text:s text:c="91"/></text:p>
      <text:p text:style-name="P6"><text:s text:c="4"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tura MT Script Capitals" svg:font-family="'Matura MT Script Capitals'" style:font-family-generic="roman" style:font-pitch="variable"/>
    <style:font-face style:name="Poor Richard" svg:font-family="'Poor Richar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atura MT Script Capitals" fo:font-size="14pt" style:font-size-asian="14pt" style:font-size-complex="14pt"/>
    </style:style>
    <style:style style:name="MT1" style:family="text">
      <style:text-properties style:font-name="Matura MT Script Capitals" fo:font-size="16pt" fo:font-weight="bold" style:font-size-asian="16pt" style:font-weight-asian="bold" style:font-size-complex="16pt" style:font-weight-complex="bold"/>
    </style:style>
    <style:style style:name="MT2" style:family="text">
      <style:text-properties style:font-name="Poor Richard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2.223cm" svg:height="1.397cm" draw:z-index="0"><draw:image xlink:href="Pictures/2000000700002A5200001ABFC32DEB07.wmf" xlink:type="simple" xlink:show="embed" xlink:actuate="onLoad"/></draw:frame></text:p>
        <text:p text:style-name="Header"/>
      </style:header>
      <style:header-left>
        <text:p text:style-name="Header"/>
      </style:header-left>
      <style:footer>
        <text:p text:style-name="Footer"><text:span text:style-name="MT1"><text:s text:c="25"/></text:span><text:span text:style-name="MT2">A Quality Education for <text:s/>Every Canadian</text:span><text:span text:style-name="MT3"> <text:s text:c="8"/></text:span><text:s text:c="13"/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leen</meta:initial-creator>
    <dc:creator>Alice TAYLOR</dc:creator>
    <meta:editing-cycles>5</meta:editing-cycles>
    <meta:creation-date>2013-09-25T17:01:00</meta:creation-date>
    <dc:date>2013-10-06T09:18:01.57</dc:date>
    <meta:editing-duration>PT13M45S</meta:editing-duration>
    <meta:generator>OpenOffice.org/3.3$Win32 OpenOffice.org_project/330m20$Build-9567</meta:generator>
    <meta:printed-by>Alice TAYLOR</meta:printed-by>
    <meta:print-date>2013-10-05T23:02:50.01</meta:print-date>
    <meta:document-statistic meta:table-count="0" meta:image-count="1" meta:object-count="0" meta:page-count="2" meta:paragraph-count="29" meta:word-count="123" meta:character-count="14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